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10" office:value-type="string" calcext:value-type="string">
            <text:p>Yearly Gain / Loss Summary</text:p>
          </table:table-cell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usd"/>
          <table:table-cell office:value="240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ransparent_usd"/>
          <table:table-cell office:value="888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1" office:value-type="float" table:style-name="transparent_crypto"/>
          <table:table-cell office:value="2562.0" office:value-type="float" table:style-name="transparent_usd"/>
          <table:table-cell office:value="252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ransparent_usd"/>
          <table:table-cell office:value="8769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ransparent_usd"/>
          <table:table-cell office:value="2220.0" office:value-type="float" table:style-name="transparent_usd"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usd"/>
          <table:table-cell office:value="111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01 11:18:00+00:00</text:p>
          </table:table-cell>
          <table:table-cell office:value-type="string" table:style-name="taxable_event_default">
            <text:p>IN / AIRDROP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HARDFORK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1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1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2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INING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usd"/>
          <table:table-cell office:value="24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usd"/>
          <table:table-cell office:value="888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INTEREST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16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7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17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1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8-03-01 09:45:00+00:00</text:p>
          </table:table-cell>
          <table:table-cell office:value-type="string" table:style-name="taxable_event_alt_border_default">
            <text:p>IN / MINING</text:p>
          </table:table-cell>
          <table:table-cell office:value="1.0" office:value-type="float" table:style-name="taxable_event_alt_border_percent"/>
          <table:table-cell office:value="39000.0" office:value-type="float" table:style-name="highlighted_border_usd"/>
          <table:table-cell office:value="13000.0" office:value-type="float" table:style-name="taxable_event_alt_border_usd"/>
          <table:table-cell office:value-type="string" table:style-name="taxable_event_note_border_default">
            <text:p>1/1: 3.00000000 of 3.00000000 B2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3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WAGES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usd"/>
          <table:table-cell office:value="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usd"/>
          <table:table-cell office:value="111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1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alt_border_default">
            <text:p>2017-02-01 11:18:00+00:00</text:p>
          </table:table-cell>
          <table:table-cell office:value-type="string" table:style-name="taxable_event_alt_border_default">
            <text:p>IN / STAKING</text:p>
          </table:table-cell>
          <table:table-cell office:value="1.0" office:value-type="float" table:style-name="taxable_event_alt_border_percent"/>
          <table:table-cell office:value="24000.0" office:value-type="float" table:style-name="highlighted_border_usd"/>
          <table:table-cell office:value="12000.0" office:value-type="float" table:style-name="taxable_event_alt_border_usd"/>
          <table:table-cell office:value-type="string" table:style-name="taxable_event_note_border_default">
            <text:p>1/1: 2.00000000 of 2.00000000 B3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WAGES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3</text:p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 office:value-type="string" table:style-name="from_lot_al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border_percent" office:value="0.105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usd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usd"/>
          <table:table-cell office:value="24000.0" office:value-type="float" table:style-name="taxable_event_border_usd"/>
          <table:table-cell office:value="24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usd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usd"/>
          <table:table-cell office:value="39000.0" office:value-type="float" table:style-name="taxable_event_border_usd"/>
          <table:table-cell office:value="3900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usd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usd"/>
          <table:table-cell office:value="0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usd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usd"/>
          <table:table-cell office:value-type="string" table:style-name="transparent_border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4</text:p>
          </table:table-cell>
          <table:table-cell office:value="39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usd"/>
          <table:table-cell office:value="25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usd"/>
          <table:table-cell office:value="876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usd"/>
          <table:table-cell office:value="222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usd"/>
          <table:table-cell office:value="11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4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2350.0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16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6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6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IN / AIRDROP</text:p>
          </table:table-cell>
          <table:table-cell office:value="1.0" office:value-type="float" table:style-name="taxable_event_border_percent"/>
          <table:table-cell office:value="24000.0" office:value-type="float" table:style-name="highlighted_border_usd"/>
          <table:table-cell office:value="12000.0" office:value-type="float" table:style-name="taxable_event_border_usd"/>
          <table:table-cell office:value-type="string" table:style-name="taxable_event_note_border_default">
            <text:p>1/1: 2.00000000 of 2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16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7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17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1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usd"/>
          <table:table-cell office:value-type="string" table:style-name="transparent_border_default">
            <text:p>SHORT</text:p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IN / HARDFORK</text:p>
          </table:table-cell>
          <table:table-cell office:value="1.0" office:value-type="float" table:style-name="taxable_event_border_percent"/>
          <table:table-cell office:value="39000.0" office:value-type="float" table:style-name="highlighted_border_usd"/>
          <table:table-cell office:value="13000.0" office:value-type="float" table:style-name="taxable_event_border_usd"/>
          <table:table-cell office:value-type="string" table:style-name="taxable_event_note_border_default">
            <text:p>1/1: 3.00000000 of 3.00000000 B4</text:p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 office:value-type="string" table:style-name="from_lot_border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10-05T10:15:24.175855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